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fo:font-size="20pt" style:font-size-asian="20pt" style:font-size-complex="20pt"/>
    </style:style>
    <style:style style:name="P2" style:family="paragraph" style:parent-style-name="Text_20_body">
      <style:text-properties officeooo:rsid="001ddb10" officeooo:paragraph-rsid="001ddb10"/>
    </style:style>
    <style:style style:name="P3" style:family="paragraph" style:parent-style-name="Text_20_body">
      <style:text-properties officeooo:paragraph-rsid="0026f0b9"/>
    </style:style>
    <style:style style:name="P4" style:family="paragraph" style:parent-style-name="Heading_20_1">
      <style:paragraph-properties fo:margin-top="0.1701in" fo:margin-bottom="0.1in" style:contextual-spacing="false"/>
    </style:style>
    <style:style style:name="T1" style:family="text">
      <style:text-properties fo:font-style="italic" style:font-style-asian="italic" style:font-style-complex="italic"/>
    </style:style>
    <style:style style:name="T2" style:family="text">
      <style:text-properties fo:font-style="italic" officeooo:rsid="00246fdd" style:font-style-asian="italic" style:font-style-complex="italic"/>
    </style:style>
    <style:style style:name="T3" style:family="text">
      <style:text-properties fo:font-style="italic" officeooo:rsid="002543d0" style:font-style-asian="italic" style:font-style-complex="italic"/>
    </style:style>
    <style:style style:name="T4" style:family="text">
      <style:text-properties fo:font-style="italic" officeooo:rsid="0026f0b9" style:font-style-asian="italic" style:font-style-complex="italic"/>
    </style:style>
    <style:style style:name="T5" style:family="text">
      <style:text-properties fo:font-style="italic" officeooo:rsid="00285117" style:font-style-asian="italic" style:font-style-complex="italic"/>
    </style:style>
    <style:style style:name="T6" style:family="text">
      <style:text-properties fo:font-style="italic" officeooo:rsid="0028982a" style:font-style-asian="italic" style:font-style-complex="italic"/>
    </style:style>
    <style:style style:name="T7" style:family="text">
      <style:text-properties officeooo:rsid="002543d0"/>
    </style:style>
    <style:style style:name="T8" style:family="text">
      <style:text-properties fo:font-style="normal" officeooo:rsid="0026f0b9" style:font-style-asian="normal" style:font-style-complex="normal"/>
    </style:style>
    <style:style style:name="T9" style:family="text">
      <style:text-properties fo:language="en" fo:country="US" fo:font-style="italic" officeooo:rsid="001585b5" style:font-style-asian="italic" style:font-style-complex="italic"/>
    </style:style>
    <style:style style:name="T10" style:family="text">
      <style:text-properties officeooo:rsid="00285117"/>
    </style:style>
    <style:style style:name="T11" style:family="text">
      <style:text-properties officeooo:rsid="002898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redits</text:h>
      <text:p text:style-name="P3">We would like to acknowledge authors, maintainers and contributions of the <text:a xlink:type="simple" xlink:href="https://github.com/ingewortel/celltrackR" text:style-name="Internet_20_link" text:visited-style-name="Visited_20_Internet_20_Link"><text:span text:style-name="T1">celltraceR</text:span></text:a>, <text:a xlink:type="simple" xlink:href="https://www.tidyverse.org/" text:style-name="Internet_20_link" text:visited-style-name="Visited_20_Internet_20_Link"><text:span text:style-name="T1">tidyverse</text:span></text:a>, <text:a xlink:type="simple" xlink:href="https://shiny.rstudio.com/" text:style-name="Internet_20_link" text:visited-style-name="Visited_20_Internet_20_Link"><text:span text:style-name="T1">shiny</text:span></text:a>, <text:a xlink:type="simple" xlink:href="https://github.com/dreamRs/shinyWidgets" text:style-name="Internet_20_link" text:visited-style-name="Visited_20_Internet_20_Link"><text:span text:style-name="T1">shinyWidgets</text:span></text:a>, <text:a xlink:type="simple" xlink:href="https://deanattali.com/shinyjs/" text:style-name="Internet_20_link" text:visited-style-name="Visited_20_Internet_20_Link"><text:span text:style-name="T5">shinyjs</text:span></text:a><text:span text:style-name="T10">, </text:span><text:a xlink:type="simple" xlink:href="https://ebailey78.github.io/shinyBS/" text:style-name="Internet_20_link" text:visited-style-name="Visited_20_Internet_20_Link"><text:span text:style-name="T6">shinyBS</text:span></text:a><text:span text:style-name="T11">, </text:span><text:a xlink:type="simple" xlink:href="https://waiter.john-coene.com/#/" text:style-name="Internet_20_link" text:visited-style-name="Visited_20_Internet_20_Link"><text:span text:style-name="T1">waiter</text:span></text:a><text:span text:style-name="T1">, </text:span><text:a xlink:type="simple" xlink:href="https://docs.ropensci.org/writexl/" text:style-name="Internet_20_link" text:visited-style-name="Visited_20_Internet_20_Link"><text:span text:style-name="T1">writexl</text:span></text:a><text:span text:style-name="T1">, </text:span><text:a xlink:type="simple" xlink:href="https://github.com/r-lib/rlang" text:style-name="Internet_20_link" text:visited-style-name="Visited_20_Internet_20_Link"><text:span text:style-name="T2">rlang</text:span></text:a><text:span text:style-name="T2">,</text:span><text:span text:style-name="T3"> </text:span><text:a xlink:type="simple" xlink:href="https://stringi.gagolewski.com/" text:style-name="Internet_20_link" text:visited-style-name="Visited_20_Internet_20_Link"><text:span text:style-name="T3">stringi</text:span></text:a><text:span text:style-name="T3"> </text:span><text:span text:style-name="T8">and</text:span><text:span text:style-name="T4"> </text:span><text:a xlink:type="simple" xlink:href="https://cran.r-project.org/web/packages/umap/index.html" text:style-name="Internet_20_link" text:visited-style-name="Visited_20_Internet_20_Link">umap</text:a><text:span text:style-name="T9"> </text:span>R packages, whose tools were used in the app development.</text:p>
      <text:h text:style-name="Heading_20_1" text:outline-level="1">License</text:h>
      <text:p text:style-name="P2">The <text:span text:style-name="T1">celltrax </text:span><text:span text:style-name="T3">analysis </text:span><text:span text:style-name="T1">tools</text:span> Shiny app is an interactive <text:span text:style-name="T7">analysis</text:span> pipeline for microscopy tracing data based of the <text:a xlink:type="simple" xlink:href="https://github.com/PiotrTymoszuk/celltrax" text:style-name="Internet_20_link" text:visited-style-name="Visited_20_Internet_20_Link"><text:span text:style-name="T1">celltrax</text:span></text:a><text:span text:style-name="T1">,</text:span> <text:a xlink:type="simple" xlink:href="https://github.com/ingewortel/celltrackR" text:style-name="Internet_20_link" text:visited-style-name="Visited_20_Internet_20_Link"><text:span text:style-name="T1">celltrackR</text:span></text:a> <text:span text:style-name="T7">and </text:span><text:a xlink:type="simple" xlink:href="https://github.com/PiotrTymoszuk/clustTools" text:style-name="Internet_20_link" text:visited-style-name="Visited_20_Internet_20_Link"><text:span text:style-name="T3">clustTools</text:span></text:a><text:span text:style-name="T7"> </text:span>R packages. This tool may not be used for diagnosis and treatment of human and animal diseases. For scientific use only.</text:p>
      <text:p text:style-name="P2"/>
      <text:p text:style-name="Text_20_body">Copyright (C) 2022 Piotr Tymoszuk <text:span text:style-name="T7">(</text:span>daas.tirol<text:span text:style-name="T7">), Egon Demetz and Christiane Heim</text:span>, for the Immuntherapy Lab, Department of Internal Medicine II, Medical Univwerity of Innsbruck.</text:p>
      <text:p text:style-name="Text_20_body"/>
      <text:p text:style-name="Text_20_body">This program is free software: you can redistribute it and/or modify it under the terms of the GNU General Public License as published by the Free Software Foundation, either version 3 of the License, or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
      <text:p text:style-name="Text_20_body">You should have received a copy of the GNU General Public License along with this program. If not, see <text:a xlink:type="simple" xlink:href="https://www.gnu.org/licenses/" text:style-name="Internet_20_link" text:visited-style-name="Visited_20_Internet_20_Link">https://www.gnu.org/licenses/</text:a>.</text:p>
      <text:p text:style-name="Text_20_body"/>
      <text:p text:style-name="Text_20_body"/>
      <text:p text:style-name="P1">GNU GENERAL PUBLIC LICENSE</text:p>
      <text:p text:style-name="Text_20_body"/>
      <text:p text:style-name="Text_20_body">Version 3, 29 June 2007</text:p>
      <text:p text:style-name="Text_20_body"/>
      <text:p text:style-name="Text_20_body">Copyright © 2007 Free Software Foundation, Inc. &lt;https://fsf.org/&gt;</text:p>
      <text:p text:style-name="Text_20_body"/>
      <text:p text:style-name="Text_20_body">Everyone is permitted to copy and distribute verbatim copies of this license document, but changing it is not allowed.</text:p>
      <text:p text:style-name="Text_20_body">Preamble</text:p>
      <text:p text:style-name="Text_20_body"/>
      <text:p text:style-name="Text_20_body">The GNU General Public License is a free, copyleft license for software and other kinds of works.</text:p>
      <text:p text:style-name="Text_20_body"/>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text:soft-page-break/></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
      <text:p text:style-name="Text_20_body">Developers that use the GNU GPL protect your rights with two steps: (1) assert copyright on the software, and (2) offer you this License giving you legal permission to copy, distribute and/or modify it.</text:p>
      <text:p text:style-name="Text_20_body"/>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
      <text:p text:style-name="Text_20_body">The precise terms and conditions for copying, distribution and modification follow.</text:p>
      <text:h text:style-name="Heading_20_1" text:outline-level="1"><text:soft-page-break/>TERMS AND CONDITIONS</text:h>
      <text:h text:style-name="Heading_20_2" text:outline-level="2">0. Definitions.</text:h>
      <text:p text:style-name="Text_20_body"/>
      <text:p text:style-name="Text_20_body">“This License” refers to version 3 of the GNU General Public License.</text:p>
      <text:p text:style-name="Text_20_body"/>
      <text:p text:style-name="Text_20_body">“Copyright” also means copyright-like laws that apply to other kinds of works, such as semiconductor masks.</text:p>
      <text:p text:style-name="Text_20_body"/>
      <text:p text:style-name="Text_20_body">“The Program” refers to any copyrightable work licensed under this License. Each licensee is addressed as “you”. “Licensees” and “recipients” may be individuals or organizations.</text:p>
      <text:p text:style-name="Text_20_body"/>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
      <text:p text:style-name="Text_20_body">A “covered work” means either the unmodified Program or a work based on the Program.</text:p>
      <text:p text:style-name="Text_20_body"/>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
      <text:p text:style-name="Text_20_body">To “convey” a work means any kind of propagation that enables other parties to make or receive copies. Mere interaction with a user through a computer network, with no transfer of a copy, is not conveying.</text:p>
      <text:p text:style-name="Text_20_body"/>
      <text:p text:style-name="Text_20_body">An interactive user interface displays “Appropriate Legal Notices” to the extent that it includes a convenient and prominently visible feature that (1) displays an appropriate copyright notice, and (2) <text:soft-page-break/>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2" text:outline-level="2">1. Source Code.</text:h>
      <text:p text:style-name="Text_20_body"/>
      <text:p text:style-name="Text_20_body">The “source code” for a work means the preferred form of the work for making modifications to it. “Object code” means any non-source form of a work.</text:p>
      <text:p text:style-name="Text_20_body"/>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Text_20_body"/>
      <text:p text:style-name="Text_20_body">The Corresponding Source need not include anything that users can regenerate automatically from other parts of the Corresponding Source.</text:p>
      <text:p text:style-name="Text_20_body"/>
      <text:p text:style-name="Text_20_body">The Corresponding Source for a work in source code form is that same work.</text:p>
      <text:h text:style-name="Heading_20_2" text:outline-level="2">2. Basic Permissions.</text:h>
      <text:p text:style-name="Text_20_body"/>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
      <text:p text:style-name="Text_20_body">Conveying under any other circumstances is permitted solely under the conditions stated below. Sublicensing is not allowed; section 10 makes it unnecessary.</text:p>
      <text:h text:style-name="Heading_20_2" text:outline-level="2">3. Protecting Users' Legal Rights From Anti-Circumvention Law.</text:h>
      <text:p text:style-name="Text_20_body"/>
      <text:p text:style-name="Text_20_body"><text:soft-page-break/>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2" text:outline-level="2">4. Conveying Verbatim Copies.</text:h>
      <text:p text:style-name="Text_20_body"/>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
      <text:p text:style-name="Text_20_body">You may charge any price or no price for each copy that you convey, and you may offer support or warranty protection for a fee.</text:p>
      <text:h text:style-name="Heading_20_2" text:outline-level="2">5. Conveying Modified Source Versions.</text:h>
      <text:p text:style-name="Text_20_body"/>
      <text:p text:style-name="Text_20_body">You may convey a work based on the Program, or the modifications to produce it from the Program, in the form of source code under the terms of section 4, provided that you also meet all of these conditions:</text:p>
      <text:p text:style-name="Text_20_body"/>
      <text:p text:style-name="Text_20_body"><text:s text:c="4"/>a) The work must carry prominent notices stating that you modified it, and giving a relevant date.</text:p>
      <text:p text:style-name="Text_20_body"><text:s text:c="4"/>b) The work must carry prominent notices stating that it is released under this License and any conditions added under section 7. This requirement modifies the requirement in section 4 to “keep intact all notices”.</text:p>
      <text:p text:style-name="Text_20_body"><text:soft-page-break/><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Text_20_body"><text:s text:c="4"/>d) If the work has interactive user interfaces, each must display Appropriate Legal Notices; however, if the Program has interactive interfaces that do not display Appropriate Legal Notices, your work need not make them do so.</text:p>
      <text:p text:style-name="Text_20_body"/>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2" text:outline-level="2">6. Conveying Non-Source Forms.</text:h>
      <text:p text:style-name="Text_20_body"/>
      <text:p text:style-name="Text_20_body">You may convey a covered work in object code form under the terms of sections 4 and 5, provided that you also convey the machine-readable Corresponding Source under the terms of this License, in one of these ways:</text:p>
      <text:p text:style-name="Text_20_body"/>
      <text:p text:style-name="Text_20_body"><text:s text:c="4"/>a) Convey the object code in, or embodied in, a physical product (including a physical distribution medium), accompanied by the Corresponding Source fixed on a durable physical medium customarily used for software interchange.</text:p>
      <text:p text:style-name="Text_20_body"><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text:soft-page-break/>interchange, for a price no more than your reasonable cost of physically performing this conveying of source, or (2) access to copy the Corresponding Source from a network server at no charge.</text:p>
      <text:p text:style-name="Text_20_body"><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Text_20_body"><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Text_20_body"><text:s text:c="4"/>e) Convey the object code using peer-to-peer transmission, provided you inform other peers where the object code and Corresponding Source of the work are being offered to the general public at no charge under subsection 6d.</text:p>
      <text:p text:style-name="Text_20_body"/>
      <text:p text:style-name="Text_20_body">A separable portion of the object code, whose source code is excluded from the Corresponding Source as a System Library, need not be included in conveying the object code work.</text:p>
      <text:p text:style-name="Text_20_body"/>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
      <text:p text:style-name="Text_20_body"><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2" text:outline-level="2">7. Additional Terms.</text:h>
      <text:p text:style-name="Text_20_body"/>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text:soft-page-break/>separately under those permissions, but the entire Program remains governed by this License without regard to the additional permissions.</text:p>
      <text:p text:style-name="Text_20_body"/>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
      <text:p text:style-name="Text_20_body">Notwithstanding any other provision of this License, for material you add to a covered work, you may (if authorized by the copyright holders of that material) supplement the terms of this License with terms:</text:p>
      <text:p text:style-name="Text_20_body"/>
      <text:p text:style-name="Text_20_body"><text:s text:c="4"/>a) Disclaiming warranty or limiting liability differently from the terms of sections 15 and 16 of this License; or</text:p>
      <text:p text:style-name="Text_20_body"><text:s text:c="4"/>b) Requiring preservation of specified reasonable legal notices or author attributions in that material or in the Appropriate Legal Notices displayed by works containing it; or</text:p>
      <text:p text:style-name="Text_20_body"><text:s text:c="4"/>c) Prohibiting misrepresentation of the origin of that material, or requiring that modified versions of such material be marked in reasonable ways as different from the original version; or</text:p>
      <text:p text:style-name="Text_20_body"><text:s text:c="4"/>d) Limiting the use for publicity purposes of names of licensors or authors of the material; or</text:p>
      <text:p text:style-name="Text_20_body"><text:s text:c="4"/>e) Declining to grant rights under trademark law for use of some trade names, trademarks, or service marks; or</text:p>
      <text:p text:style-name="Text_20_body"><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Text_20_body"/>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text:soft-page-break/>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
      <text:p text:style-name="Text_20_body">Additional terms, permissive or non-permissive, may be stated in the form of a separately written license, or stated as exceptions; the above requirements apply either way.</text:p>
      <text:h text:style-name="Heading_20_2" text:outline-level="2">8. Termination.</text:h>
      <text:p text:style-name="Text_20_body"/>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
      <text:p text:style-name="Text_20_body">Termination of your rights under this section does not terminate the licenses of parties who have received copies or rights from you under this License. If your rights have been terminated and not <text:soft-page-break/>permanently reinstated, you do not qualify to receive new licenses for the same material under section 10.</text:p>
      <text:h text:style-name="Heading_20_2" text:outline-level="2">9. Acceptance Not Required for Having Copies.</text:h>
      <text:p text:style-name="Text_20_body"/>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2" text:outline-level="2">10. Automatic Licensing of Downstream Recipients.</text:h>
      <text:p text:style-name="Text_20_body"/>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2" text:outline-level="2"><text:soft-page-break/>11. Patents.</text:h>
      <text:p text:style-name="Text_20_body"/>
      <text:p text:style-name="Text_20_body">A “contributor” is a copyright holder who authorizes use under this License of the Program or a work on which the Program is based. The work thus licensed is called the contributor's “contributor version”.</text:p>
      <text:p text:style-name="Text_20_body"/>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text:soft-page-break/></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
      <text:p text:style-name="Text_20_body">Nothing in this License shall be construed as excluding or limiting any implied license or other defenses to infringement that may otherwise be available to you under applicable patent law.</text:p>
      <text:h text:style-name="Heading_20_2" text:outline-level="2">12. No Surrender of Others' Freedom.</text:h>
      <text:p text:style-name="Text_20_body"/>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2" text:outline-level="2"><text:soft-page-break/>13. Use with the GNU Affero General Public License.</text:h>
      <text:p text:style-name="Text_20_body"/>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2" text:outline-level="2">14. Revised Versions of this License.</text:h>
      <text:p text:style-name="Text_20_body"/>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
      <text:p text:style-name="Text_20_body">Later license versions may give you additional or different permissions. However, no additional obligations are imposed on any author or copyright holder as a result of your choosing to follow a later version.</text:p>
      <text:h text:style-name="Heading_20_2" text:outline-level="2"><text:soft-page-break/>15. Disclaimer of Warranty.</text:h>
      <text:p text:style-name="Text_20_body"/>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2" text:outline-level="2">16. Limitation of Liability.</text:h>
      <text:p text:style-name="Text_20_body"/>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2" text:outline-level="2">17. Interpretation of Sections 15 and 16.</text:h>
      <text:p text:style-name="Text_20_body"/>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08:47.687000000</meta:creation-date>
    <dc:date>2022-06-16T11:38:12.111000000</dc:date>
    <meta:editing-duration>PT22M1S</meta:editing-duration>
    <meta:editing-cycles>11</meta:editing-cycles>
    <meta:generator>LibreOffice/7.0.5.2$Windows_X86_64 LibreOffice_project/64390860c6cd0aca4beafafcfd84613dd9dfb63a</meta:generator>
    <meta:document-statistic meta:table-count="0" meta:image-count="0" meta:object-count="0" meta:page-count="17" meta:paragraph-count="119" meta:word-count="5409" meta:character-count="32921" meta:non-whitespace-character-count="27572"/>
  </office:meta>
</office:document-meta>
</file>